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de807" officeooo:paragraph-rsid="000de807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none" fo:font-weight="bold" officeooo:rsid="000de807" officeooo:paragraph-rsid="000de80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bold" officeooo:rsid="000de807" officeooo:paragraph-rsid="000de807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bold" officeooo:rsid="000de807" officeooo:paragraph-rsid="000dfaee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bold" officeooo:rsid="000dfaee" officeooo:paragraph-rsid="000dfaee" style:font-weight-asian="bold" style:font-weight-complex="bold"/>
    </style:style>
    <style:style style:name="T1" style:family="text">
      <style:text-properties officeooo:rsid="000dfa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ble of Contents</text:p>
      <text:p text:style-name="P1"/>
      <text:p text:style-name="P1"/>
      <text:p text:style-name="P1"/>
      <text:p text:style-name="P1"/>
      <text:p text:style-name="P2"/>
      <text:p text:style-name="P3">Declaration<text:tab/><text:tab/><text:tab/><text:tab/><text:tab/><text:tab/><text:tab/><text:tab/></text:p>
      <text:p text:style-name="P3"/>
      <text:p text:style-name="P3">Abstract</text:p>
      <text:p text:style-name="P3"/>
      <text:p text:style-name="P3">Introduction</text:p>
      <text:p text:style-name="P3"/>
      <text:p text:style-name="P5">User Guide</text:p>
      <text:p text:style-name="P3"/>
      <text:p text:style-name="P3">House Guidelines</text:p>
      <text:p text:style-name="P3"/>
      <text:p text:style-name="P3">Communication Methods</text:p>
      <text:p text:style-name="P3"/>
      <text:p text:style-name="P3">Project Plan</text:p>
      <text:p text:style-name="P3"/>
      <text:p text:style-name="P4">Logic <text:span text:style-name="T1">(</text:span>Module Diagram/ State Machine<text:span text:style-name="T1">)</text:span></text:p>
      <text:p text:style-name="P3"/>
      <text:p text:style-name="P3">Graphics: <text:span text:style-name="T1">(Static graphics/ Animated graphics/ User Input</text:span></text:p>
      <text:p text:style-name="P3"/>
      <text:p text:style-name="P3">Integration</text:p>
      <text:p text:style-name="P3"/>
      <text:p text:style-name="P3">Testing</text:p>
      <text:p text:style-name="P3"/>
      <text:p text:style-name="P3">Evaluation</text:p>
      <text:p text:style-name="P3"/>
      <text:p text:style-name="P3">Conclusion</text:p>
      <text:p text:style-name="P3"/>
      <text:p text:style-name="P3">Appendix</text:p>
      <text:p text:style-name="P3"/>
      <text:p text:style-name="P3">Minutes</text:p>
      <text:p text:style-name="P3"/>
      <text:p text:style-name="P3">Personal Repor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Williams</meta:initial-creator>
    <meta:creation-date>2016-01-25T15:48:34.852235815</meta:creation-date>
    <dc:date>2016-01-25T16:48:46.305813987</dc:date>
    <dc:creator>Jack Williams</dc:creator>
    <meta:editing-duration>PT30M34S</meta:editing-duration>
    <meta:editing-cycles>1</meta:editing-cycles>
    <meta:document-statistic meta:table-count="0" meta:image-count="0" meta:object-count="0" meta:page-count="1" meta:paragraph-count="17" meta:word-count="34" meta:character-count="278" meta:non-whitespace-character-count="253"/>
    <meta:generator>LibreOffice/4.3.7.2$Linux_X86_64 LibreOffice_project/430$Build-2</meta:generator>
  </office:meta>
</office:document-meta>
</file>